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4.527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18.025cm" svg:height="24.527cm" svg:x="1.819cm" svg:y="1.323cm">
          <draw:text-box>
            <text:p text:style-name="P1"><text:span text:style-name="T1">Zainstalowanie StarOffice obok zainstalowanej ju¿ starszej werrsji tego programmu nie jest ¿adnym problemem. Jeœli jetnak zechcesz póŸniej <text:s/>któr¹œ z zainstalowanych na twom <text:s/>wersji StarOffice.</text:span></text:p>
            <text:p text:style-name="P1"><text:span text:style-name="T1">Zainstalowanie StarOffice obok zainstalowanej ju¿ starszej werrsji tego programmu nie jest ¿adnym problemem. Jeœli jetnak zechcesz póŸniej <text:s/>któr¹œ z zainstalowanych na twom <text:s/>wersji StarOffice.</text:span></text:p>
            <text:p text:style-name="P1"><text:span text:style-name="T1">Zainstalowanie StarOffice obok zainstalowanej ju¿ starszej werrsji tego programmu nie jest ¿adnym problemem. Jeœli jetnak zechcesz póŸniej <text:s/>któr¹œ z zainstalowanych na twom <text:s/>wersji StarOffic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Strza_3f_ka" draw:display-name="Strza?ka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pl" fo:country="PL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Strza_3f_ka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Strza_3f_ka" draw:marker-start-width="0.2cm" draw:marker-end="Strza_3f_ka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12cm" fo:margin-left="0.601cm" fo:margin-right="0.65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Thorsten Peters</meta:initial-creator>
    <meta:creation-date>2000-06-07T12:55:53</meta:creation-date>
    <dc:creator>Thorsten Peters</dc:creator>
    <dc:date>2000-06-07T14:37:01</dc:date>
    <meta:editing-cycles>3</meta:editing-cycles>
    <meta:editing-duration>PT29M44S</meta:editing-duration>
    <meta:user-defined meta:name="Info 0"/>
    <meta:user-defined meta:name="Info 1"/>
    <meta:user-defined meta:name="Info 2"/>
    <meta:user-defined meta:name="Info 3"/>
    <meta:document-statistic meta:object-count="1"/>
  </office:meta>
</office:document-meta>
</file>